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750820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 style:list-style-name="L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 style:list-style-name="L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 style:list-style-name="L1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 style:list-style-name="L1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 style:list-style-name="L1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 style:list-style-name="L1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L1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 style:list-style-name="L1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list-style-name="L1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 style:list-style-name="L1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 style:list-style-name="L1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 style:list-style-name="L1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 style:list-style-name="L2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ext_20_body" style:list-style-name="L2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L2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6" style:family="paragraph" style:parent-style-name="Text_20_body" style:list-style-name="L2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 style:list-style-name="L2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 style:list-style-name="L2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 style:list-style-name="L2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ext_20_body" style:list-style-name="L2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Text_20_body" style:list-style-name="L2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Text_20_body" style:list-style-name="L2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3" style:family="paragraph" style:parent-style-name="Text_20_body" style:list-style-name="L3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4" style:family="paragraph" style:parent-style-name="Text_20_body" style:list-style-name="L3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5" style:family="paragraph" style:parent-style-name="Text_20_body" style:list-style-name="L3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6" style:family="paragraph" style:parent-style-name="Text_20_body" style:list-style-name="L3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7" style:family="paragraph" style:parent-style-name="Text_20_body" style:list-style-name="L3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8" style:family="paragraph" style:parent-style-name="Text_20_body" style:list-style-name="L3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9" style:family="paragraph" style:parent-style-name="Standard">
      <style:text-properties fo:font-size="11pt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. Ethernet</text:span> </text:p>
      <text:p text:style-name="P2"><text:span text:style-name="T1">Ethernet je jeden z nejběžnějších a nejrozšířenějších standardů pro počítačové sítě, zejména v rámci místních sítí (LAN). Ethernet poskytuje způsob, jakým zařízení komunikují mezi sebou prostřednictvím fyzického média, typicky pomocí kabelů nebo bezdrátového připojení. V tomto detailním popisu prozkoumáme historii Ethernetu, jeho vývoj, značení, kabeláž, bloky dat, princip činnosti, řešení kolizí a různé varianty Ethernetu, jako je 10/100/1000 Ethernet.</text:span> </text:p>
      <text:p text:style-name="P2"><draw:frame draw:style-name="fr1" draw:name="Obrázek1" text:anchor-type="as-char" svg:width="0.041cm" svg:height="0.041cm" draw:z-index="0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Historie a vývoj, značení, kabeláž</text:span> </text:p>
      <text:p text:style-name="P3"><text:span text:style-name="T1">Historie a vývoj</text:span> </text:p>
      <text:p text:style-name="P2"><text:span text:style-name="T1">Ethernet byl vyvinut v roce 1973 skupinou inženýrů vedenou Robertem Metcalfem ve společnosti Xerox Palo Alto Research Center (PARC) jako součást projektu pro propojení počítačů a sdílení informací v rámci místní sítě. První verze Ethernetu byla známá jako "Ethernet 1.0"</text:span> <text:span text:style-name="T1">a fungovala na rychlosti 2,94 Mbps. V roce 1980, s vydáním standardu IEEE 802.3, byl Ethernet oficiálně uznán jako standard pro místní sítě (LAN). Tento standard definoval pravidla pro přenos dat, typy kabelů, strukturu rámců a způsob komunikace mezi zařízeními v síti.</text:span> </text:p>
      <text:p text:style-name="P3"><text:span text:style-name="T1">Vývoj Ethernetu</text:span> </text:p>
      <text:p text:style-name="P2"><text:span text:style-name="T1">V průběhu let se Ethernet vyvinul a zlepšoval v několika klíčových aspektech:</text:span> </text:p>
      <text:list text:style-name="L1">
        <text:list-item>
          <text:p text:style-name="P4"><text:span text:style-name="T2">Ethernet 2:</text:span><text:span text:style-name="T1"> Tento vylepšený standard zlepšil přenosovou rychlost na 10 Mbps (10BASE-T) a byl rozšířen na velké množství zařízení.</text:span> </text:p>
        </text:list-item>
      </text:list>
      <text:list text:style-name="L2">
        <text:list-item>
          <text:p text:style-name="P5"><text:span text:style-name="T2">Fast Ethernet:</text:span><text:span text:style-name="T1"> V roce 1995 byl představen standard 100BASE-TX, který umožnil přenosovou rychlost až 100 Mbps.</text:span> </text:p>
        </text:list-item>
      </text:list>
      <text:list text:style-name="L3">
        <text:list-item>
          <text:p text:style-name="P6"><text:span text:style-name="T2">Gigabit Ethernet:</text:span><text:span text:style-name="T1"> Později přišel standard 1000BASE-T, který zvýšil rychlost na 1 Gbps (1000 Mbps).</text:span> </text:p>
        </text:list-item>
      </text:list>
      <text:list text:style-name="L4">
        <text:list-item>
          <text:p text:style-name="P7"><text:span text:style-name="T2">10 Gigabit Ethernet:</text:span><text:span text:style-name="T1"> Nejnovější verze, která umožňuje přenosovou rychlost až 10 Gbps.</text:span> </text:p>
        </text:list-item>
      </text:list>
      <text:p text:style-name="P3"><text:span text:style-name="T1">Značení Ethernetu</text:span> </text:p>
      <text:p text:style-name="P2"><text:span text:style-name="T1">Ethernetové standardy jsou pojmenovány podle svého přenosového média a rychlosti přenosu dat. Například:</text:span> </text:p>
      <text:list text:style-name="L5">
        <text:list-item>
          <text:p text:style-name="P8"><text:span text:style-name="T2">10BASE-T</text:span><text:span text:style-name="T1">: 10 Mbps přes kroucenou dvojlinku.</text:span> </text:p>
        </text:list-item>
      </text:list>
      <text:list text:style-name="L6">
        <text:list-item>
          <text:p text:style-name="P9"><text:span text:style-name="T2">100BASE-TX</text:span><text:span text:style-name="T1">: 100 Mbps přes kroucenou dvojlinku.</text:span> </text:p>
        </text:list-item>
      </text:list>
      <text:list text:style-name="L7">
        <text:list-item>
          <text:p text:style-name="P10"><text:span text:style-name="T2">1000BASE-T:</text:span><text:span text:style-name="T1"> 1000 Mbps (1 Gbps) přes kroucenou dvojlinku.</text:span> </text:p>
        </text:list-item>
      </text:list>
      <text:list text:style-name="L8">
        <text:list-item>
          <text:p text:style-name="P11"><text:span text:style-name="T2">10GBASE-T</text:span><text:span text:style-name="T1">: 10 Gbps přes kroucenou dvojlinku.</text:span> </text:p>
        </text:list-item>
      </text:list>
      <text:list text:style-name="L9">
        <text:list-item>
          <text:p text:style-name="P12"><text:span text:style-name="T2">100BASE-FX</text:span><text:span text:style-name="T1">: 100 Mbps přes optické vlákno.</text:span> </text:p>
        </text:list-item>
      </text:list>
      <text:list text:style-name="L10">
        <text:list-item>
          <text:p text:style-name="P13"><text:span text:style-name="T2">1000BASE-SX</text:span><text:span text:style-name="T1">: 1 Gbps přes optické vlákno.</text:span> </text:p>
        </text:list-item>
      </text:list>
      <text:p text:style-name="P2"><text:span text:style-name="T2">Kabeláž</text:span> </text:p>
      <text:p text:style-name="P2"><text:span text:style-name="T1">Ethernet používá různé typy kabeláže, v závislosti na typu Ethernetu a požadavcích na přenosovou rychlost:</text:span> </text:p>
      <text:list text:style-name="L11">
        <text:list-item>
          <text:p text:style-name="P14"><text:span text:style-name="T2">Kroucená dvojlinka (UTP/STP)</text:span><text:span text:style-name="T1">: Nejčastější kabeláž pro Ethernet, kde každý pár vodičů je kroucený, aby se minimalizovaly elektromagnetické rušení.</text:span> </text:p>
        </text:list-item>
      </text:list>
      <text:list text:style-name="L12">
        <text:list-item>
          <text:p text:style-name="P15"><text:span text:style-name="T2">Cat 5e (Category 5 enhanced)</text:span><text:span text:style-name="T1">: Podporuje Ethernet rychlostí 1000 Mbps (1 Gbps).</text:span> </text:p>
        </text:list-item>
      </text:list>
      <text:list text:style-name="L13">
        <text:list-item>
          <text:p text:style-name="P16"><text:soft-page-break/><text:span text:style-name="T2">Cat 6</text:span><text:span text:style-name="T1">: Podporuje až 10 Gbps na kratší vzdálenosti.</text:span> </text:p>
        </text:list-item>
      </text:list>
      <text:list text:style-name="L14">
        <text:list-item>
          <text:p text:style-name="P17"><text:span text:style-name="T2">Optické vlákno</text:span><text:span text:style-name="T1">: Pro vyšší rychlosti a delší vzdálenosti je Ethernet často přenášen přes optická vlákna, například </text:span><text:span text:style-name="T2">100BASE-FX</text:span> <text:span text:style-name="T1">a </text:span><text:span text:style-name="T2">1000BASE</text:span><text:span text:style-name="T1">-</text:span><text:span text:style-name="T2">SX</text:span><text:span text:style-name="T1">.</text:span> </text:p>
        </text:list-item>
      </text:list>
      <text:p text:style-name="P2"><draw:frame draw:style-name="fr1" draw:name="Obrázek2" text:anchor-type="as-char" svg:width="0.041cm" svg:height="0.041cm" draw:z-index="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Bloky dat, princip činnosti, řešení kolizí</text:span> </text:p>
      <text:p text:style-name="P3"><text:span text:style-name="T1">Bloky dat</text:span> </text:p>
      <text:p text:style-name="P2"><text:span text:style-name="T1">Ethernet používá </text:span><text:span text:style-name="T2">Ethernet rámce</text:span> <text:span text:style-name="T1">(Ethernet frames) k přenosu dat mezi zařízeními v síti. Ethernet rámec se skládá z následujících částí:</text:span> </text:p>
      <text:list text:style-name="L15">
        <text:list-item>
          <text:p text:style-name="P18"><text:span text:style-name="T2">Preámbule</text:span><text:span text:style-name="T1">: Slouží k synchronizaci zařízení na začátku rámce. Má délku 7 bajtů.</text:span> </text:p>
        </text:list-item>
      </text:list>
      <text:list text:style-name="L16">
        <text:list-item>
          <text:p text:style-name="P19"><text:span text:style-name="T2">Destinační</text:span><text:span text:style-name="T1"> </text:span><text:span text:style-name="T2">adresa</text:span><text:span text:style-name="T1">: MAC adresa zařízení, které má rámec přijmout (6 bajtů).</text:span> </text:p>
        </text:list-item>
      </text:list>
      <text:list text:style-name="L17">
        <text:list-item>
          <text:p text:style-name="P20"><text:span text:style-name="T2">Zdrojová</text:span><text:span text:style-name="T1"> </text:span><text:span text:style-name="T2">adresa</text:span><text:span text:style-name="T1">: MAC adresa odesílatele (6 bajtů).</text:span> </text:p>
        </text:list-item>
      </text:list>
      <text:list text:style-name="L18">
        <text:list-item>
          <text:p text:style-name="P21"><text:span text:style-name="T2">Typ</text:span><text:span text:style-name="T1"> / </text:span><text:span text:style-name="T2">Délka</text:span><text:span text:style-name="T1">: Identifikuje typ protokolu na vyšší vrstvě (např. IP, ARP) nebo velikost dat (2 bajty).</text:span> </text:p>
        </text:list-item>
      </text:list>
      <text:list text:style-name="L19">
        <text:list-item>
          <text:p text:style-name="P22"><text:span text:style-name="T2">Data</text:span><text:span text:style-name="T1"> (</text:span><text:span text:style-name="T2">Payload</text:span><text:span text:style-name="T1">): Skutečná data, která jsou odesílána mezi zařízeními (max. 1500 bajtů).</text:span> </text:p>
        </text:list-item>
      </text:list>
      <text:list text:style-name="L20">
        <text:list-item>
          <text:p text:style-name="P23"><text:span text:style-name="T2">Kontrolní</text:span><text:span text:style-name="T1"> </text:span><text:span text:style-name="T2">součet</text:span><text:span text:style-name="T1"> (</text:span><text:span text:style-name="T2">FCS</text:span><text:span text:style-name="T1">): Kontrolní součet pro detekci chyb v datech (4 bajty).</text:span> </text:p>
        </text:list-item>
      </text:list>
      <text:p text:style-name="P2"><text:span text:style-name="T2">Princip</text:span><text:span text:style-name="T1"> </text:span><text:span text:style-name="T2">činnosti</text:span> </text:p>
      <text:p text:style-name="P2"><text:span text:style-name="T1">Ethernet funguje na principu </text:span><text:span text:style-name="T2">bezpečného</text:span><text:span text:style-name="T1"> </text:span><text:span text:style-name="T2">přenosu</text:span><text:span text:style-name="T1"> </text:span><text:span text:style-name="T2">dat</text:span><text:span text:style-name="T1"> </text:span><text:span text:style-name="T2">mezi</text:span><text:span text:style-name="T1"> </text:span><text:span text:style-name="T2">zařízeními</text:span><text:span text:style-name="T1"> </text:span><text:span text:style-name="T2">v</text:span><text:span text:style-name="T1"> </text:span><text:span text:style-name="T2">síti</text:span><text:span text:style-name="T1">. Zařízení v Ethernetové síti používají </text:span><text:span text:style-name="T2">MAC</text:span><text:span text:style-name="T1"> </text:span><text:span text:style-name="T2">adresy</text:span> <text:span text:style-name="T1">(Media Access Control) k identifikaci, a každý rámec dat je směrován na základě této adresy. Všechna zařízení v síti sdílejí společný přenosový kanál, což znamená, že přenos dat mezi dvěma zařízeními probíhá tímto sdíleným kanálem, dokud není připojen switch</text:span> <text:span text:style-name="T1">(přepínač), který směruje data mezi jednotlivými zařízeními.</text:span> </text:p>
      <text:p text:style-name="P2"><text:span text:style-name="T2">Řešení</text:span><text:span text:style-name="T1"> </text:span><text:span text:style-name="T2">kolizí</text:span> </text:p>
      <text:p text:style-name="P2"><text:span text:style-name="T1">Ethernet používá protokol </text:span><text:span text:style-name="T2">CSMA</text:span><text:span text:style-name="T1">/</text:span><text:span text:style-name="T2">CD</text:span><text:span text:style-name="T1"> </text:span><text:span text:style-name="T2">(Carrier Sense Multiple Access with Collision Detection)</text:span> <text:span text:style-name="T1">k řízení přístupu k médiu:</text:span> </text:p>
      <text:list text:style-name="L21">
        <text:list-item>
          <text:p text:style-name="P24"><text:span text:style-name="T2">Carrier</text:span><text:span text:style-name="T1"> </text:span><text:span text:style-name="T2">Sense</text:span><text:span text:style-name="T1">: Zařízení "poslouchá" kanál, aby zjistilo, zda je volný.</text:span> </text:p>
        </text:list-item>
      </text:list>
      <text:list text:style-name="L22">
        <text:list-item>
          <text:p text:style-name="P25"><text:span text:style-name="T2">Multiple</text:span><text:span text:style-name="T1"> </text:span><text:span text:style-name="T2">Access</text:span><text:span text:style-name="T1">: Všechna zařízení mohou přistupovat k médiu.</text:span> </text:p>
        </text:list-item>
      </text:list>
      <text:list text:style-name="L23">
        <text:list-item>
          <text:p text:style-name="P26"><text:span text:style-name="T2">Collision</text:span><text:span text:style-name="T1"> </text:span><text:span text:style-name="T2">Detection</text:span><text:span text:style-name="T1">: Pokud dvě zařízení současně začnou vysílat data a dojde ke kolizi, oba odesílatelé detekují tuto kolizi a zastaví vysílání. Pak po náhodné prodlevě data znovu pošlou.</text:span> </text:p>
        </text:list-item>
      </text:list>
      <text:p text:style-name="P2"><draw:frame draw:style-name="fr1" draw:name="Obrázek3" text:anchor-type="as-char" svg:width="0.041cm" svg:height="0.041cm" draw:z-index="2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10/100/1000 Ethernet: popis, přenos a kódování dat</text:span> </text:p>
      <text:p text:style-name="P3"><text:span text:style-name="T1">10BASE-T (10 Mbps)</text:span> </text:p>
      <text:list text:style-name="L24">
        <text:list-item>
          <text:p text:style-name="P27"><text:span text:style-name="T2">Popis</text:span><text:span text:style-name="T1">: Nejstarší standard Ethernetu, který umožňuje přenosovou rychlost až 10 Mbps.</text:span> </text:p>
        </text:list-item>
      </text:list>
      <text:list text:style-name="L25">
        <text:list-item>
          <text:p text:style-name="P28"><text:span text:style-name="T2">Kabeláž</text:span><text:span text:style-name="T1">: Používá kroucenou dvojlinku (Cat 3 nebo Cat 5).</text:span> </text:p>
        </text:list-item>
      </text:list>
      <text:list text:style-name="L26">
        <text:list-item>
          <text:p text:style-name="P29"><text:span text:style-name="T2">Použití</text:span><text:span text:style-name="T1">: V minulosti pro menší a starší sítě, dnes již obvykle zastaralý.</text:span> </text:p>
        </text:list-item>
      </text:list>
      <text:p text:style-name="P3"><text:span text:style-name="T1">100BASE-TX (Fast Ethernet) (100 Mbps)</text:span> </text:p>
      <text:list text:style-name="L27">
        <text:list-item>
          <text:p text:style-name="P30"><text:span text:style-name="T2">Popis</text:span><text:span text:style-name="T1">: Zrychlená verze Ethernetu s přenosovou rychlostí až 100 Mbps.</text:span> </text:p>
        </text:list-item>
      </text:list>
      <text:list text:style-name="L28">
        <text:list-item>
          <text:p text:style-name="P31"><text:span text:style-name="T2">Kabeláž</text:span><text:span text:style-name="T1">: Používá kroucenou dvojlinku (Cat 5e nebo vyšší).</text:span> </text:p>
        </text:list-item>
      </text:list>
      <text:list text:style-name="L29">
        <text:list-item>
          <text:p text:style-name="P32"><text:soft-page-break/><text:span text:style-name="T2">Použití</text:span><text:span text:style-name="T1">: Nejčastěji používaný standard pro většinu domácích a malých firemních sítí.</text:span> </text:p>
        </text:list-item>
      </text:list>
      <text:p text:style-name="P3"><text:span text:style-name="T1">1000BASE-T (Gigabit Ethernet) (1000 Mbps / 1 Gbps)</text:span> </text:p>
      <text:list text:style-name="L30">
        <text:list-item>
          <text:p text:style-name="P33"><text:span text:style-name="T2">Popis</text:span><text:span text:style-name="T1">: Nejrozšířenější Ethernet pro místní sítě s přenosovou rychlostí až 1 Gbps.</text:span> </text:p>
        </text:list-item>
      </text:list>
      <text:list text:style-name="L31">
        <text:list-item>
          <text:p text:style-name="P34"><text:span text:style-name="T2">Kabeláž</text:span><text:span text:style-name="T1">: Používá kroucenou dvojlinku (Cat 5e a vyšší).</text:span> </text:p>
        </text:list-item>
      </text:list>
      <text:list text:style-name="L32">
        <text:list-item>
          <text:p text:style-name="P35"><text:span text:style-name="T2">Použití</text:span><text:span text:style-name="T1">: Vhodný pro větší sítě, jako jsou kancelářské budovy nebo datacentra.</text:span> </text:p>
        </text:list-item>
      </text:list>
      <text:p text:style-name="P3"><text:span text:style-name="T1">Přenos a kódování dat</text:span> </text:p>
      <text:p text:style-name="P2"><text:span text:style-name="T1">Pro přenos dat v Ethernetových sítích jsou používány různé metody kódování:</text:span> </text:p>
      <text:list text:style-name="L33">
        <text:list-item>
          <text:p text:style-name="P36"><text:span text:style-name="T2">Manchester</text:span><text:span text:style-name="T1"> </text:span><text:span text:style-name="T2">kódování</text:span><text:span text:style-name="T1">: Používá se pro synchronizaci hodinového signálu a přenos bitů. Každý bit je reprezentován přechodem.</text:span> </text:p>
        </text:list-item>
      </text:list>
      <text:list text:style-name="L34">
        <text:list-item>
          <text:p text:style-name="P37"><text:span text:style-name="T2">4B/5B kódování</text:span><text:span text:style-name="T1">: Používá se ve Fast Ethernetu (100BASE-TX) k dosažení lepšího signálového poměru a snížení chybovosti.</text:span> </text:p>
        </text:list-item>
      </text:list>
      <text:list text:style-name="L35">
        <text:list-item>
          <text:p text:style-name="P38"><text:span text:style-name="T2">PAM-5 (Pulse Amplitude Modulation)</text:span><text:span text:style-name="T1">: Používá se v Gigabit Ethernetu pro přenos signálů přes kroucené dvojlinky, kde každý signál představuje 5 různých hodnot.</text:span> </text:p>
        </text:list-item>
      </text:list>
      <text:p text:style-name="P2"><draw:frame draw:style-name="fr1" draw:name="Obrázek4" text:anchor-type="as-char" svg:width="0.041cm" svg:height="0.041cm" draw:z-index="3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Závěr</text:span> </text:p>
      <text:p text:style-name="P2"><text:span text:style-name="T1">Ethernet je klíčovým protokolem pro vytváření a správu počítačových sítí. S jeho vývojem, od původního 10BASE-T až po moderní 10GBASE-T, se stal základem pro většinu místních sítí (LAN) a umožnil rychlý přenos dat mezi zařízeními. Když je správně implementován, poskytuje stabilní, spolehlivou a efektivní síťovou infrastrukturu.</text:span> 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5:38:24.856000000</meta:creation-date>
    <dc:date>2025-01-21T15:42:51.211000000</dc:date>
    <meta:editing-duration>PT4M27S</meta:editing-duration>
    <meta:editing-cycles>1</meta:editing-cycles>
    <meta:document-statistic meta:table-count="0" meta:image-count="4" meta:object-count="0" meta:page-count="3" meta:paragraph-count="65" meta:word-count="848" meta:character-count="5765" meta:non-whitespace-character-count="4948"/>
    <meta:generator>LibreOffice/24.8.4.2$Windows_X86_64 LibreOffice_project/bb3cfa12c7b1bf994ecc5649a80400d06cd71002</meta:generator>
  </office:meta>
</office:document-meta>
</file>